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8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7" table:default-cell-style-name="Default"/>
        <table:table-row table:style-name="ro1">
          <table:table-cell/>
          <table:table-cell office:value-type="string">
            <text:p>Varianza A</text:p>
          </table:table-cell>
          <table:table-cell office:value-type="string">
            <text:p>Varianza B</text:p>
          </table:table-cell>
          <table:table-cell office:value-type="string">
            <text:p>Scarto</text:p>
          </table:table-cell>
          <table:table-cell office:value-type="string">
            <text:p>Media A</text:p>
          </table:table-cell>
          <table:table-cell office:value-type="string">
            <text:p>Media B</text:p>
          </table:table-cell>
          <table:table-cell/>
          <table:table-cell table:style-name="ce1" office:value-type="string">
            <text:p>MEDIE</text:p>
          </table:table-cell>
          <table:table-cell office:value-type="string">
            <text:p>Varianza A</text:p>
          </table:table-cell>
          <table:table-cell office:value-type="string">
            <text:p>Varianza B</text:p>
          </table:table-cell>
          <table:table-cell office:value-type="string">
            <text:p>Scarto</text:p>
          </table:table-cell>
          <table:table-cell office:value-type="string">
            <text:p>Media A</text:p>
          </table:table-cell>
          <table:table-cell office:value-type="string">
            <text:p>Media B</text:p>
          </table:table-cell>
        </table:table-row>
        <table:table-row table:style-name="ro1">
          <table:table-cell office:value-type="string">
            <text:p>Istanza CL_01_100_01.TXT: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2"/>
          <table:table-cell table:formula="of:=AVERAGE([.B2:.B379])" office:value-type="float" office:value="14.5870206489676">
            <text:p>14,587020649</text:p>
          </table:table-cell>
          <table:table-cell table:formula="of:=AVERAGE([.C2:.C379])" office:value-type="float" office:value="14.5427728613569">
            <text:p>14,5427728614</text:p>
          </table:table-cell>
          <table:table-cell table:formula="of:=AVERAGE([.D2:.D379])" office:value-type="float" office:value="13.2566371681416">
            <text:p>13,2566371681</text:p>
          </table:table-cell>
          <table:table-cell table:formula="of:=AVERAGE([.E2:.E379])" office:value-type="float" office:value="29.8377581120944">
            <text:p>29,8377581121</text:p>
          </table:table-cell>
          <table:table-cell table:formula="of:=AVERAGE([.F2:.F379])" office:value-type="float" office:value="29.7817109144543">
            <text:p>29,7817109145</text:p>
          </table:table-cell>
        </table:table-row>
        <table:table-row table:style-name="ro1">
          <table:table-cell office:value-type="string">
            <text:p>Istanza CL_01_100_02.TXT: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1_100_03.TXT: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Istanza CL_01_100_04.TXT: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Istanza CL_01_100_05.TXT: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100_06.TXT: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1_100_07.TXT: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100_08.TXT: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1_100_09.TXT: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100_10.TXT: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1_200_0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200_01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200_02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200_03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200_04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200_05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200_06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200_07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200_08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1_200_10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1_25_01.TXT: 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Istanza CL_01_25_02.TXT: 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string">
            <text:p>Istanza CL_01_25_03.TXT: 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25_04.TXT: 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string">
            <text:p>Istanza CL_01_25_05.TXT: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25_06.TXT: 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string">
            <text:p>Istanza CL_01_25_07.TXT: 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25_08.TXT: 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string">
            <text:p>Istanza CL_01_25_09.TXT: 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1_25_10.TXT: 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Istanza CL_01_50_01.TXT: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Istanza CL_01_50_02.TXT: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1_50_03.TXT: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Istanza CL_01_50_04.TXT: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1_50_05.TXT: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Istanza CL_01_50_06.TXT: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Istanza CL_01_50_07.TXT: 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Istanza CL_01_50_08.TXT: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Istanza CL_01_50_09.TXT: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Istanza CL_01_50_10.TXT: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Istanza CL_02_100_01.TXT: 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Istanza CL_02_100_02.TXT: 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Istanza CL_02_100_03.TXT: 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7"/>
        </table:table-row>
        <table:table-row table:style-name="ro1">
          <table:table-cell office:value-type="string">
            <text:p>Istanza CL_02_100_04.TXT: 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2_100_05.TXT: 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table:number-columns-repeated="7"/>
        </table:table-row>
        <table:table-row table:style-name="ro1">
          <table:table-cell office:value-type="string">
            <text:p>Istanza CL_02_100_06.TXT: 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Istanza CL_02_100_07.TXT: 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7"/>
        </table:table-row>
        <table:table-row table:style-name="ro1">
          <table:table-cell office:value-type="string">
            <text:p>Istanza CL_02_100_08.TXT: 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Istanza CL_02_100_09.TXT: 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string">
            <text:p>Istanza CL_02_100_10.TXT: 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Istanza CL_02_200_01.TXT: 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31">
            <text:p>31</text:p>
          </table:table-cell>
          <table:table-cell table:number-columns-repeated="2"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2_200_02.TXT: 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table:number-columns-repeated="2"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2_200_03.TXT: 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31">
            <text:p>31</text:p>
          </table:table-cell>
          <table:table-cell table:number-columns-repeated="2"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2_200_04.TXT: 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table:number-columns-repeated="2"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2_200_05.TXT: 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31">
            <text:p>31</text:p>
          </table:table-cell>
          <table:table-cell table:number-columns-repeated="2"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2_200_06.TXT: 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table:number-columns-repeated="2"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2_200_07.TXT: 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string">
            <text:p>Istanza CL_02_200_08.TXT: 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Istanza CL_02_200_09.TXT: 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2_200_10.TXT: 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Istanza CL_02_25_01.TXT: 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1">
          <table:table-cell office:value-type="string">
            <text:p>Istanza CL_02_25_02.TXT: 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Istanza CL_02_25_03.TXT: 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Istanza CL_02_25_04.TXT: 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1">
          <table:table-cell office:value-type="string">
            <text:p>Istanza CL_02_25_06.TXT: 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Istanza CL_02_25_07.TXT: 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2_25_08.TXT: 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number-columns-repeated="7"/>
        </table:table-row>
        <table:table-row table:style-name="ro1">
          <table:table-cell office:value-type="string">
            <text:p>Istanza CL_02_25_09.TXT: 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2_25_10.TXT: 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2_50_01.TXT: 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1">
          <table:table-cell office:value-type="string">
            <text:p>Istanza CL_02_50_02.TXT: 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1">
          <table:table-cell office:value-type="string">
            <text:p>Istanza CL_02_50_03.TXT: 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1">
          <table:table-cell office:value-type="string">
            <text:p>Istanza CL_02_50_04.TXT: 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 office:value-type="string">
            <text:p>Istanza CL_02_50_05.TXT: 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2_50_06.TXT: 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1">
          <table:table-cell office:value-type="string">
            <text:p>Istanza CL_02_50_07.TXT: 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2_50_08.TXT: 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table:number-columns-repeated="7"/>
        </table:table-row>
        <table:table-row table:style-name="ro1">
          <table:table-cell office:value-type="string">
            <text:p>Istanza CL_02_50_09.TXT: 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2_50_10.TXT: 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1">
          <table:table-cell office:value-type="string">
            <text:p>Istanza CL_03_100_01.TXT: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string">
            <text:p>Istanza CL_03_100_02.TXT: 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Istanza CL_03_100_03.TXT: 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string">
            <text:p>Istanza CL_03_100_04.TXT: 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3_100_05.TXT: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string">
            <text:p>Istanza CL_03_100_06.TXT: 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3_100_07.TXT: 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string">
            <text:p>Istanza CL_03_100_08.TXT: 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Istanza CL_03_100_09.TXT: 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string">
            <text:p>Istanza CL_03_100_10.TXT: 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Istanza CL_03_200_01.TXT: 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table:number-columns-repeated="2"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3_200_02.TXT: 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number-columns-repeated="2"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3_200_03.TXT: 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table:number-columns-repeated="2"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3_200_04.TXT: 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number-columns-repeated="2"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3_200_05.TXT: 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table:number-columns-repeated="2"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3_200_06.TXT: 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number-columns-repeated="2"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3_200_07.TXT: 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table:number-columns-repeated="2"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3_200_08.TXT: 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Istanza CL_03_200_09.TXT: 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3_200_10.TXT: 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Istanza CL_03_25_01.TXT: 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2"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Istanza CL_03_25_03.TXT: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7"/>
        </table:table-row>
        <table:table-row table:style-name="ro1">
          <table:table-cell office:value-type="string">
            <text:p>Istanza CL_03_25_05.TXT: 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Istanza CL_03_25_07.TXT: 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1">
          <table:table-cell office:value-type="string">
            <text:p>Istanza CL_03_25_08.TXT: 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string">
            <text:p>Istanza CL_03_25_09.TXT: 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1">
          <table:table-cell office:value-type="string">
            <text:p>Istanza CL_03_25_10.TXT: 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Istanza CL_03_50_01.TXT: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Istanza CL_03_50_02.TXT: 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 office:value-type="string">
            <text:p>Istanza CL_03_50_03.TXT: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Istanza CL_03_50_04.TXT: 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 office:value-type="string">
            <text:p>Istanza CL_03_50_05.TXT: 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Istanza CL_03_50_06.TXT: 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1">
          <table:table-cell office:value-type="string">
            <text:p>Istanza CL_03_50_07.TXT: 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Istanza CL_03_50_09.TXT: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Istanza CL_04_100_01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100_02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100_03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100_04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100_05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100_06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100_07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100_08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100_09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100_10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200_01.TXT: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200_02.TXT: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200_03.TXT: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200_04.TXT: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200_05.TXT: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200_06.TXT: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200_07.TXT: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200_08.TXT: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200_09.TXT: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200_10.TXT: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25_02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Istanza CL_04_25_03.TXT: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Istanza CL_04_25_04.TXT: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Istanza CL_04_25_05.TXT: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Istanza CL_04_25_06.TXT: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Istanza CL_04_25_07.TXT: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Istanza CL_04_25_08.TXT: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25_09.TXT: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Istanza CL_04_25_10.TXT: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50_01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Istanza CL_04_50_02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50_03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Istanza CL_04_50_04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Istanza CL_04_50_05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Istanza CL_04_50_06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 office:value-type="string">
            <text:p>Istanza CL_04_50_07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Istanza CL_04_50_08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 office:value-type="string">
            <text:p>Istanza CL_04_50_09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Istanza CL_04_50_10.TXT: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 office:value-type="string">
            <text:p>Istanza CL_05_100_01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100_02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100_03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100_04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100_05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100_06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100_07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100_08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100_09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100_10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200_01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200_02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200_03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200_04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200_05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200_06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200_07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200_08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200_09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200_10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25_01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stanza CL_05_25_02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stanza CL_05_25_03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stanza CL_05_25_04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stanza CL_05_25_05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stanza CL_05_25_06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stanza CL_05_25_07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stanza CL_05_25_08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25_09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stanza CL_05_25_10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50_01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stanza CL_05_50_02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50_03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stanza CL_05_50_04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50_05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stanza CL_05_50_06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50_07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stanza CL_05_50_08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5_50_09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stanza CL_05_50_10.TXT: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Istanza CL_06_100_01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6_100_02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6_100_03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6_100_04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6_100_05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6_100_06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6_100_07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6_100_08.TXT: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6_100_09.TXT: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6_100_10.TXT: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6_200_01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6_200_02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6_200_03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6_200_04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6_200_05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6_200_06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6_200_07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6_200_08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6_200_09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6_200_10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6_25_01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Istanza CL_06_25_02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6_25_03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office:value-type="string">
            <text:p>Istanza CL_06_25_04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6_25_07.TXT: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Istanza CL_06_25_08.TXT: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6_25_09.TXT: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string">
            <text:p>Istanza CL_06_25_10.TXT: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6_50_01.TXT: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Istanza CL_06_50_02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6_50_03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Istanza CL_06_50_04.TXT: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6_50_05.TXT: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Istanza CL_06_50_06.TXT: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1">
          <table:table-cell office:value-type="string">
            <text:p>Istanza CL_06_50_07.TXT: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Istanza CL_06_50_08.TXT: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1">
          <table:table-cell office:value-type="string">
            <text:p>Istanza CL_06_50_09.TXT: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Istanza CL_06_50_10.TXT: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1">
          <table:table-cell office:value-type="string">
            <text:p>Istanza CL_07_100_02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7_100_03.TXT: </text:p>
          </table:table-cell>
          <table:table-cell table:number-columns-repeated="3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7_100_04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7_100_06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7_100_07.TXT: 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7_100_08.TXT: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7_100_09.TXT: 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7_100_10.TXT: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7_200_01.TXT: 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7_200_03.TXT: 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7_200_04.TXT: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7_25_01.TXT: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Istanza CL_07_25_02.TXT: </text:p>
          </table:table-cell>
          <table:table-cell table:number-columns-repeated="3"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Istanza CL_07_25_03.TXT: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7_25_04.TXT: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7_25_05.TXT: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Istanza CL_07_25_06.TXT: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Istanza CL_07_25_07.TXT: 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7_25_09.TXT: 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7_25_10.TXT: 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string">
            <text:p>Istanza CL_07_50_02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Istanza CL_07_50_03.TXT: </text:p>
          </table:table-cell>
          <table:table-cell table:number-columns-repeated="3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7_50_04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Istanza CL_07_50_05.TXT: 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Istanza CL_07_50_06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Istanza CL_07_50_07.TXT: 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7_50_08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Istanza CL_07_50_10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Istanza CL_08_100_01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100_02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office:value-type="string">
            <text:p>Istanza CL_08_100_03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100_04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office:value-type="string">
            <text:p>Istanza CL_08_100_05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100_06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office:value-type="string">
            <text:p>Istanza CL_08_100_07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100_08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office:value-type="string">
            <text:p>Istanza CL_08_100_09.TXT: 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100_10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office:value-type="string">
            <text:p>Istanza CL_08_200_01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200_02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200_03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200_04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200_05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200_06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200_07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200_08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200_09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200_10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25_01.TXT: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8_25_02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8_25_03.TXT: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8_25_04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8_25_05.TXT: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8_25_06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8_25_07.TXT: 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Istanza CL_08_25_08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1">
          <table:table-cell office:value-type="string">
            <text:p>Istanza CL_08_25_09.TXT: 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Istanza CL_08_25_10.TXT: 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1">
          <table:table-cell office:value-type="string">
            <text:p>Istanza CL_08_50_01.TXT: 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Istanza CL_08_50_02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8_50_03.TXT: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Istanza CL_08_50_04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Istanza CL_08_50_05.TXT: 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Istanza CL_08_50_06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1">
          <table:table-cell office:value-type="string">
            <text:p>Istanza CL_08_50_07.TXT: 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string">
            <text:p>Istanza CL_08_50_08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1">
          <table:table-cell office:value-type="string">
            <text:p>Istanza CL_08_50_09.TXT: 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string">
            <text:p>Istanza CL_08_50_10.TXT: 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1">
          <table:table-cell office:value-type="string">
            <text:p>Istanza CL_09_100_01.TXT: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9_100_02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100_03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100_04.TXT: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9_100_05.TXT: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9_100_06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100_07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100_08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100_09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100_10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200_01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9_200_02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9_200_03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9_200_04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9_200_05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9_200_06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9_200_07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Istanza CL_09_200_08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200_09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200_10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25_01.TXT: 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Istanza CL_09_25_02.TXT: 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Istanza CL_09_25_03.TXT: 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Istanza CL_09_25_04.TXT: 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Istanza CL_09_25_05.TXT: 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Istanza CL_09_25_06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Istanza CL_09_25_07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Istanza CL_09_25_08.TXT: 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string">
            <text:p>Istanza CL_09_25_09.TXT: 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string">
            <text:p>Istanza CL_09_25_10.TXT: 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string">
            <text:p>Istanza CL_09_50_01.TXT: 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50_02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50_03.TXT: 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50_04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50_05.TXT: 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Istanza CL_09_50_06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string">
            <text:p>Istanza CL_09_50_07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string">
            <text:p>Istanza CL_09_50_08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string">
            <text:p>Istanza CL_09_50_09.TXT: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string">
            <text:p>Istanza CL_09_50_10.TXT: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27">
            <text:p>27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30/01/2015</text:date>, <text:time>10.33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5-01-30T10:33:06.83</dc:date>
    <dc:creator>Gianluca Bortignon</dc:creator>
    <meta:editing-duration>PT24M31S</meta:editing-duration>
    <meta:editing-cycles>2</meta:editing-cycles>
    <meta:document-statistic meta:table-count="1" meta:cell-count="2050" meta:object-count="0"/>
  </office:meta>
</office:document-meta>
</file>